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511" calcext:value-type="float">
            <text:p>1511</text:p>
          </table:table-cell>
          <table:table-cell table:formula="of:=([.A29] * ((([.$C$2]/[.E29]) * [.$C$3] *([.D29]/1024)) + (([.$C$2]/[.E29]) * [.$C$4] * [.C29])))" office:value-type="currency" office:currency="USD" office:value="0.838808735936466" calcext:value-type="currency">
            <text:p>$0.84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9]) * [.$C$5] * [.H29])" office:value-type="currency" office:currency="USD" office:value="2.11784513567174" calcext:value-type="currency">
            <text:p>$2.12</text:p>
          </table:table-cell>
          <table:table-cell/>
          <table:table-cell table:formula="of:=([.F29] + [.I29])" office:value-type="currency" office:currency="USD" office:value="2.95665387160821" calcext:value-type="currency">
            <text:p>$2.96</text:p>
          </table:table-cell>
          <table:table-cell table:style-name="ce15" table:formula="of:=([.$C$2]/[.E29])/60/60" office:value-type="float" office:value="0.1838370468416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00" calcext:value-type="float">
            <text:p>1900</text:p>
          </table:table-cell>
          <table:table-cell table:formula="of:=([.A30] * ((([.$C$2]/[.E30]) * [.$C$3] *([.D30]/1024)) + (([.$C$2]/[.E30]) * [.$C$4] * [.C30])))" office:value-type="currency" office:currency="USD" office:value="1.11178947368421" calcext:value-type="currency">
            <text:p>$1.11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0]) * [.$C$5] * [.H30])" office:value-type="currency" office:currency="USD" office:value="3.36848842105263" calcext:value-type="currency">
            <text:p>$3.37</text:p>
          </table:table-cell>
          <table:table-cell/>
          <table:table-cell table:formula="of:=([.F30] + [.I30])" office:value-type="currency" office:currency="USD" office:value="4.48027789473684" calcext:value-type="currency">
            <text:p>$4.48</text:p>
          </table:table-cell>
          <table:table-cell table:style-name="ce15" table:formula="of:=([.$C$2]/[.E30])/60/60" office:value-type="float" office:value="0.146198830409357" calcext:value-type="float">
            <text:p>0.15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1:37:17.413490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18T11:48:47.734035296</dc:date>
    <meta:editing-duration>PT9H9M23S</meta:editing-duration>
    <meta:editing-cycles>43</meta:editing-cycles>
    <meta:generator>LibreOffice/6.0.7.3$Linux_X86_64 LibreOffice_project/00m0$Build-3</meta:generator>
    <meta:document-statistic meta:table-count="1" meta:cell-count="238" meta:object-count="0"/>
  </office:meta>
</office:document-meta>
</file>